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P505006</text:p>
          </table:table-cell>
          <table:table-cell office:value-type="string" calcext:value-type="string">
            <text:p>ZION-USGS-4 (IL Beach SP)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9776" calcext:value-type="float">
            <text:p>59.9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6</text:p>
          </table:table-cell>
          <table:table-cell office:value-type="string" calcext:value-type="string">
            <text:p>ZION-USGS-4 (IL Beach SP)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46368" calcext:value-type="float">
            <text:p>57.0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6</text:p>
          </table:table-cell>
          <table:table-cell office:value-type="string" calcext:value-type="string">
            <text:p>ZION-USGS-4 (IL Beach SP)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02984" calcext:value-type="float">
            <text:p>57.4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0" meta:object-count="0"/>
    <meta:user-defined meta:name="AppVersion">3.0</meta:user-defined>
  </office:meta>
</office:document-meta>
</file>